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rter" svg:font-family="charter, Georgia, Cambria, 'Times New Roman', Times, serif"/>
    <style:font-face style:name="monospace" svg:font-family="monospace, monospace"/>
    <style:font-face style:name="wf segoe-ui" svg:font-family="'wf segoe-ui', 'Helvetica Neue', Helvetica, Arial, Verdan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66c6" officeooo:paragraph-rsid="001666c6"/>
    </style:style>
    <style:style style:name="P2" style:family="paragraph" style:parent-style-name="Standard">
      <style:text-properties officeooo:rsid="0016bc76" officeooo:paragraph-rsid="0016bc76"/>
    </style:style>
    <style:style style:name="P3" style:family="paragraph" style:parent-style-name="Heading_20_1">
      <style:text-properties fo:font-variant="normal" fo:text-transform="none" fo:color="#000000" style:font-name="wf segoe-ui" fo:font-size="19.5pt" fo:letter-spacing="normal" fo:font-style="normal" fo:font-weight="bold" officeooo:rsid="0016bc76" officeooo:paragraph-rsid="0016bc76" loext:padding="0cm" loext:border="none"/>
    </style:style>
    <style:style style:name="P4" style:family="paragraph" style:parent-style-name="Text_20_body">
      <style:text-properties officeooo:rsid="001a93bd" officeooo:paragraph-rsid="001a93bd"/>
    </style:style>
    <style:style style:name="P5" style:family="paragraph" style:parent-style-name="Text_20_body">
      <style:text-properties officeooo:rsid="002d872b" officeooo:paragraph-rsid="002d872b"/>
    </style:style>
    <style:style style:name="P6" style:family="paragraph" style:parent-style-name="Text_20_body">
      <style:text-properties officeooo:rsid="002ebc82" officeooo:paragraph-rsid="002ebc82"/>
    </style:style>
    <style:style style:name="P7" style:family="paragraph" style:parent-style-name="Text_20_body">
      <style:text-properties officeooo:rsid="00422f7e" officeooo:paragraph-rsid="00422f7e"/>
    </style:style>
    <style:style style:name="P8" style:family="paragraph" style:parent-style-name="Text_20_body">
      <style:text-properties fo:font-variant="normal" fo:text-transform="none" fo:color="#292929" style:font-name="charter" fo:font-size="15pt" fo:letter-spacing="normal" fo:font-style="normal" fo:font-weight="normal" officeooo:paragraph-rsid="00422f7e"/>
    </style:style>
    <style:style style:name="P9" style:family="paragraph" style:parent-style-name="Text_20_body">
      <style:text-properties fo:font-variant="normal" fo:text-transform="none" fo:color="#292929" style:font-name="charter" fo:font-size="15pt" fo:letter-spacing="normal" fo:font-style="normal" fo:font-weight="normal" officeooo:paragraph-rsid="00472780"/>
    </style:style>
    <style:style style:name="P10" style:family="paragraph" style:parent-style-name="Text_20_body">
      <style:text-properties officeooo:rsid="0047ba58" officeooo:paragraph-rsid="0047ba58"/>
    </style:style>
    <style:style style:name="P11" style:family="paragraph" style:parent-style-name="Text_20_body">
      <style:text-properties officeooo:rsid="004a357a" officeooo:paragraph-rsid="004a357a"/>
    </style:style>
    <style:style style:name="P12" style:family="paragraph" style:parent-style-name="Text_20_body">
      <style:text-properties officeooo:rsid="004c00b9" officeooo:paragraph-rsid="004c00b9"/>
    </style:style>
    <style:style style:name="P13" style:family="paragraph" style:parent-style-name="Text_20_body">
      <style:text-properties officeooo:rsid="004c19fc" officeooo:paragraph-rsid="004c19fc"/>
    </style:style>
    <style:style style:name="P14" style:family="paragraph" style:parent-style-name="Text_20_body">
      <style:paragraph-properties fo:margin-left="0.794cm" fo:margin-right="0cm" fo:margin-top="0cm" fo:margin-bottom="0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292929" style:font-name="charter" fo:font-size="15pt" fo:letter-spacing="normal" fo:font-style="normal" fo:font-weight="normal"/>
    </style:style>
    <style:style style:name="P15" style:family="paragraph" style:parent-style-name="Text_20_body">
      <style:text-properties officeooo:rsid="004c19fc" officeooo:paragraph-rsid="004c19fc"/>
    </style:style>
    <style:style style:name="P16" style:family="paragraph" style:parent-style-name="Text_20_body">
      <style:text-properties officeooo:rsid="0051e5ff" officeooo:paragraph-rsid="0051e5ff"/>
    </style:style>
    <style:style style:name="P17" style:family="paragraph" style:parent-style-name="Text_20_body">
      <style:text-properties officeooo:paragraph-rsid="0051e5ff"/>
    </style:style>
    <style:style style:name="T1" style:family="text">
      <style:text-properties officeooo:rsid="00472780"/>
    </style:style>
    <style:style style:name="T2" style:family="text">
      <style:text-properties officeooo:rsid="0051e5ff"/>
    </style:style>
    <style:style style:name="T3" style:family="text">
      <style:text-properties fo:font-variant="normal" fo:text-transform="none" fo:color="#000000" style:font-name="monospace" fo:font-size="12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 Js </text:p>
      <text:p text:style-name="P1">===========</text:p>
      <text:p text:style-name="P1"/>
      <text:p text:style-name="P1">Download</text:p>
      <text:p text:style-name="P1"/>
      <text:p text:style-name="P1"><text:a xlink:type="simple" xlink:href="https://www.tecmint.com/install-reactjs-on-ubuntu/" text:style-name="Internet_20_link" text:visited-style-name="Visited_20_Internet_20_Link">https://www.tecmint.com/install-reactjs-on-ubuntu/</text:a></text:p>
      <text:p text:style-name="P1"/>
      <text:p text:style-name="P1"/>
      <text:p text:style-name="P1">npx create-react-app my-app</text:p>
      <text:p text:style-name="P1"/>
      <text:p text:style-name="P1"/>
      <text:p text:style-name="P2">Vs code snippet plugin </text:p>
      <text:p text:style-name="P2"/>
      <text:h text:style-name="P3" text:outline-level="1">ES7+ React/Redux/React-Native snippets</text:h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P4">layout (Login + CMS)</text:p>
      <text:p text:style-name="P4">Paggination with serching &amp; sorting</text:p>
      <text:p text:style-name="P4">Popup</text:p>
      <text:p text:style-name="P4">Alert</text:p>
      <text:p text:style-name="P4"/>
      <text:p text:style-name="P5">Router : </text:p>
      <text:p text:style-name="P4"><text:a xlink:type="simple" xlink:href="https://reactgo.com/reactrouter-header-footer/" text:style-name="Internet_20_link" text:visited-style-name="Visited_20_Internet_20_Link">https://reactgo.com/reactrouter-header-footer/</text:a></text:p>
      <text:p text:style-name="P4"><text:a xlink:type="simple" xlink:href="https://dev.to/raaynaldo/react-router-three-route-rendering-methods-component-render-and-children-2eng" text:style-name="Internet_20_link" text:visited-style-name="Visited_20_Internet_20_Link">https://dev.to/raaynaldo/react-router-three-route-rendering-methods-component-render-and-children-2eng</text:a></text:p>
      <text:p text:style-name="P4"/>
      <text:p text:style-name="P6">dynamic route with dynamic different layout</text:p>
      <text:p text:style-name="P6"/>
      <text:p text:style-name="P6"><text:a xlink:type="simple" xlink:href="https://stackoverflow.com/questions/33996484/using-multiple-layouts-for-react-router-components" text:style-name="Internet_20_link" text:visited-style-name="Visited_20_Internet_20_Link">https://stackoverflow.com/questions/33996484/using-multiple-layouts-for-react-router-components</text:a></text:p>
      <text:p text:style-name="P6"><text:a xlink:type="simple" xlink:href="https://stackoverflow.com/questions/33996484/using-multiple-layouts-for-react-router-components" text:style-name="Internet_20_link" text:visited-style-name="Visited_20_Internet_20_Link">https://stackoverflow.com/questions/33996484/using-multiple-layouts-for-react-router-components</text:a><text:tab/></text:p>
      <text:p text:style-name="P6"/>
      <text:p text:style-name="P7">Route explaination good way : <text:a xlink:type="simple" xlink:href="https://www.geeksforgeeks.org/reactjs-router/" text:style-name="Internet_20_link" text:visited-style-name="Visited_20_Internet_20_Link">https://www.geeksforgeeks.org/reactjs-router/</text:a></text:p>
      <text:p text:style-name="P7"/>
      <text:p text:style-name="P7"><text:soft-page-break/></text:p>
      <text:p text:style-name="P7"/>
      <text:p text:style-name="P7"/>
      <text:p text:style-name="P9"><text:bookmark text:name="6261"/><text:s text:c="5"/><text:span text:style-name="T1">1.</text:span>From Parent to Child using Props</text:p>
      <text:p text:style-name="P9"><text:bookmark text:name="da23"/><text:span text:style-name="T1"><text:s text:c="5"/>2.</text:span>From Child to Parent using Callbacks</text:p>
      <text:p text:style-name="P14"><text:bookmark text:name="61d2"/><text:span text:style-name="T1">3</text:span>Between Siblings :<text:line-break/>(i) Combine above two methods<text:line-break/>(ii) Using Redux<text:line-break/>(iii) Using React’s Context API</text:p>
      <text:p text:style-name="P8"/>
      <text:p text:style-name="P10">parent to child &amp; child to parent vice versa using state </text:p>
      <text:p text:style-name="P10"><text:a xlink:type="simple" xlink:href="https://www.freecodecamp.org/news/pass-data-between-components-in-react/#:~:text=Firstly%2C%20let's%20pass%20data%20between,one%20parent%20and%20one%20child.&amp;text=Next%2C%20you'll%20import%20the,parent%20component%20and%20return%20it.&amp;text=Then%20you'll%20create%20a,button%20to%20trigger%20that%20function" text:style-name="Internet_20_link" text:visited-style-name="Visited_20_Internet_20_Link">https://www.freecodecamp.org/news/pass-data-between-components-in-react/#:~:text=Firstly%2C%20let's%20pass%20data%20between,one%20parent%20and%20one%20child.&amp;text=Next%2C%20you'll%20import%20the,parent%20component%20and%20return%20it.&amp;text=Then%20you'll%20create%20a,button%20to%20trigger%20that%20function</text:a>.</text:p>
      <text:p text:style-name="P10"/>
      <text:p text:style-name="P10"/>
      <text:p text:style-name="P10"><text:a xlink:type="simple" xlink:href="https://use-axios-client.io/use-axios/" text:style-name="Internet_20_link" text:visited-style-name="Visited_20_Internet_20_Link">https://use-axios-client.io/use-axios/</text:a></text:p>
      <text:p text:style-name="P10"/>
      <text:p text:style-name="P11">React redux</text:p>
      <text:p text:style-name="P11">================</text:p>
      <text:p text:style-name="P10"><text:a xlink:type="simple" xlink:href="https://www.youtube.com/watch?v=CVpUuw9XSjY&amp;t=801s" text:style-name="Internet_20_link" text:visited-style-name="Visited_20_Internet_20_Link">https://www.youtube.com/watch?v=CVpUuw9XSjY&amp;t=801s</text:a></text:p>
      <text:p text:style-name="P10"/>
      <text:p text:style-name="P12">Api with useeffect &amp; set data</text:p>
      <text:p text:style-name="P10"><text:a xlink:type="simple" xlink:href="https://www.youtube.com/watch?v=FhBWK4NZeLQ" text:style-name="Internet_20_link" text:visited-style-name="Visited_20_Internet_20_Link">https://www.youtube.com/watch?v=FhBWK4NZeLQ</text:a></text:p>
      <text:p text:style-name="P10"/>
      <text:p text:style-name="P12">submit form &amp; edit form with vlaidation</text:p>
      <text:p text:style-name="P12"/>
      <text:p text:style-name="P13">Axios full with example &amp; apicall route in structure</text:p>
      <text:p text:style-name="P13"><text:a xlink:type="simple" xlink:href="https://www.freecodecamp.org/news/axios-react-how-to-make-get-post-and-delete-api-requests/" text:style-name="Internet_20_link" text:visited-style-name="Visited_20_Internet_20_Link">https://www.freecodecamp.org/news/axios-react-how-to-make-get-post-and-delete-api-requests/</text:a></text:p>
      <text:p text:style-name="P13"/>
      <text:p text:style-name="P13"/>
      <text:p text:style-name="P13"><text:soft-page-break/></text:p>
      <text:p text:style-name="P13"/>
      <text:p text:style-name="P16">Avoid the peer dependecy while install the packages </text:p>
      <text:p text:style-name="P17"><text:span text:style-name="T2"><text:s/></text:span><text:span text:style-name="T3">npm i react-animated-css-onscroll --save --legacy-peer-dep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rter" svg:font-family="charter, Georgia, Cambria, 'Times New Roman', Times, serif"/>
    <style:font-face style:name="monospace" svg:font-family="monospace, monospace"/>
    <style:font-face style:name="wf segoe-ui" svg:font-family="'wf segoe-ui', 'Helvetica Neue', Helvetica, Arial, Verdan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9:08:56.547021466</meta:creation-date>
    <dc:date>2022-07-06T17:29:57.507487716</dc:date>
    <meta:editing-duration>P2DT59M44S</meta:editing-duration>
    <meta:editing-cycles>37</meta:editing-cycles>
    <meta:generator>LibreOffice/6.4.7.2$Linux_X86_64 LibreOffice_project/40$Build-2</meta:generator>
    <meta:document-statistic meta:table-count="0" meta:image-count="0" meta:object-count="0" meta:page-count="3" meta:paragraph-count="35" meta:word-count="128" meta:character-count="1723" meta:non-whitespace-character-count="1613"/>
  </office:meta>
</office:document-meta>
</file>